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7000004AF41D2EDF5647BCBC8.png" manifest:media-type="image/png"/>
  <manifest:file-entry manifest:full-path="Pictures/10000000000000240000000B3671101DA3AD45C4.png" manifest:media-type="image/png"/>
  <manifest:file-entry manifest:full-path="Pictures/10000000000000240000000BD078D23C0CD0DE62.png" manifest:media-type="image/png"/>
  <manifest:file-entry manifest:full-path="Pictures/1000020100000041000000379F500BEC1E1AD02B.png" manifest:media-type="image/png"/>
  <manifest:file-entry manifest:full-path="Pictures/10000000000000240000000B89B0392254DA1CA0.png" manifest:media-type="image/png"/>
  <manifest:file-entry manifest:full-path="Pictures/100002010000091B000006B55E8375A67D6D58C2.png" manifest:media-type="image/png"/>
  <manifest:file-entry manifest:full-path="Pictures/100078330000742000005224E6CBBBA19C88618C.svg" manifest:media-type="image/svg+xml"/>
  <manifest:file-entry manifest:full-path="Pictures/100078330000742000005224343A9CCD6DFC6B25.svg" manifest:media-type="image/svg+xml"/>
  <manifest:file-entry manifest:full-path="Pictures/1000020100000349000002535450A69131373B79.png" manifest:media-type="image/png"/>
  <manifest:file-entry manifest:full-path="Pictures/10000201000007690000054024AF4DE984DA39C2.png" manifest:media-type="image/png"/>
  <manifest:file-entry manifest:full-path="Pictures/10000B39000006C3000005A9C8E4A834184CC118.svg" manifest:media-type="image/svg+xml"/>
  <manifest:file-entry manifest:full-path="Pictures/100002010000034900000253CBE491F5AEA91EB2.png" manifest:media-type="image/png"/>
  <manifest:file-entry manifest:full-path="Pictures/1000020100000769000005400DAC0AED25A77D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12cm" fo:min-width="9.91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038cm" fo:min-width="0cm" draw:shadow-offset-x="0.203cm" draw:shadow-offset-y="0.203cm" draw:shadow-opacity="1%"/>
    </style:style>
    <style:style style:name="gr5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47cm" fo:min-width="0.148cm" draw:shadow-offset-x="0.203cm" draw:shadow-offset-y="0.203cm" draw:shadow-opacity="1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12cm" fo:min-width="11.692cm"/>
    </style:style>
    <style:style style:name="gr8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038cm" fo:min-width="0.288cm" draw:shadow-offset-x="0.203cm" draw:shadow-offset-y="0.203cm" draw:shadow-opacity="1%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1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14cm" svg:height="1.262cm" svg:x="8.382cm" svg:y="1.7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27cm" svg:y="-0.254cm" presentation:class="title" presentation:user-transformed="true">
          <draw:text-box>
            <text:p>Mockup Top-Layer<text:line-break/><text:span text:style-name="T1">color coded modules </text:span>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7.999cm" svg:height="19.804cm" svg:x="0.001cm" svg:y="1.786cm">
          <draw:image xlink:href="Pictures/100078330000742000005224E6CBBBA19C88618C.svg" xlink:type="simple" xlink:show="embed" xlink:actuate="onLoad">
            <text:p/>
          </draw:image>
          <draw:image xlink:href="Pictures/1000020100000349000002535450A69131373B79.png" xlink:type="simple" xlink:show="embed" xlink:actuate="onLoad"/>
        </draw:frame>
        <draw:frame draw:style-name="gr3" draw:text-style-name="P2" draw:layer="layout" svg:width="0.879cm" svg:height="0.736cm" svg:x="7.484cm" svg:y="2.032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custom-shape draw:style-name="gr4" draw:text-style-name="P3" draw:layer="layout" svg:width="0.406cm" svg:height="0.406cm" svg:x="17.374cm" svg:y="7.01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14cm" svg:height="1.016cm" svg:x="23.216cm" svg:y="3.556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6.851cm" svg:y="7.01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frame draw:style-name="gr3" draw:text-style-name="P2" draw:layer="layout" svg:width="0.523cm" svg:height="0.438cm" svg:x="22.352cm" svg:y="3.88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12.192cm" svg:height="1.262cm" svg:x="7.62cm" svg:y="1.786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27cm" svg:y="-0.254cm" presentation:class="title" presentation:user-transformed="true">
          <draw:text-box>
            <text:p>Mockup Top-Layer<text:line-break/><text:span text:style-name="T1">no color coded modules </text:span>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7.999cm" svg:height="19.804cm" svg:x="0cm" svg:y="1.786cm">
          <draw:image xlink:href="Pictures/100078330000742000005224343A9CCD6DFC6B25.svg" xlink:type="simple" xlink:show="embed" xlink:actuate="onLoad">
            <text:p/>
          </draw:image>
          <draw:image xlink:href="Pictures/100002010000034900000253CBE491F5AEA91EB2.png" xlink:type="simple" xlink:show="embed" xlink:actuate="onLoad"/>
        </draw:frame>
        <draw:frame draw:style-name="gr3" draw:text-style-name="P2" draw:layer="layout" svg:width="0.879cm" svg:height="0.736cm" svg:x="6.604cm" svg:y="2.032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custom-shape draw:style-name="gr4" draw:text-style-name="P3" draw:layer="layout" svg:width="0.406cm" svg:height="0.406cm" svg:x="17.375cm" svg:y="7.011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6.852cm" svg:y="7.01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Mid-Layers</text:p>
          </draw:text-box>
        </draw:frame>
        <draw:line draw:style-name="gr2" draw:text-style-name="P2" draw:layer="layout" svg:x1="0cm" svg:y1="3.302cm" svg:x2="28cm" svg:y2="3.302cm">
          <text:p/>
        </draw:line>
        <draw:custom-shape draw:style-name="gr4" draw:text-style-name="P3" draw:layer="layout" svg:width="0.406cm" svg:height="0.406cm" svg:x="20.828cm" svg:y="5.84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6.766cm" svg:height="18.963cm" svg:x="-2.286cm" svg:y="3.643cm">
          <draw:image xlink:href="Pictures/10000201000007690000054024AF4DE984DA39C2.png" xlink:type="simple" xlink:show="embed" xlink:actuate="onLoad">
            <text:p/>
          </draw:image>
        </draw:frame>
        <draw:frame draw:style-name="gr3" draw:text-style-name="P2" draw:layer="layout" svg:width="0.523cm" svg:height="0.438cm" svg:x="20.32cm" svg:y="5.842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custom-shape draw:style-name="gr8" draw:text-style-name="P3" draw:layer="layout" svg:width="1.112cm" svg:height="0.406cm" svg:x="23.369cm" svg:y="19.407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846cm" svg:y="19.375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custom-shape draw:style-name="gr4" draw:text-style-name="P3" draw:layer="layout" svg:width="0.406cm" svg:height="0.406cm" svg:x="18.288cm" svg:y="8.128cm">
          <office:event-listeners>
            <presentation:event-listener script:event-name="dom:click" presentation:action="show" xlink:href="#page6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7.765cm" svg:y="8.128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frame draw:style-name="gr3" draw:text-style-name="P2" draw:layer="layout" svg:width="0.952cm" svg:height="0.29cm" svg:x="14.224cm" svg:y="7.772cm">
          <draw:image xlink:href="Pictures/10000000000000240000000B89B0392254DA1CA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20.623cm" svg:x="-3.615cm" svg:y="3.761cm">
          <draw:image xlink:href="Pictures/100002010000091B000006B55E8375A67D6D58C2.png" xlink:type="simple" xlink:show="embed" xlink:actuate="onLoad">
            <text:p/>
          </draw:image>
        </draw:frame>
        <draw:frame presentation:style-name="pr1" draw:layer="layout" svg:width="25.199cm" svg:height="3.506cm" svg:x="1.27cm" svg:y="-0.254cm" presentation:class="title" presentation:user-transformed="true">
          <draw:text-box>
            <text:p>Mid-Layers</text:p>
          </draw:text-box>
        </draw:frame>
        <draw:line draw:style-name="gr2" draw:text-style-name="P2" draw:layer="layout" svg:x1="0cm" svg:y1="3.302cm" svg:x2="28cm" svg:y2="3.302cm">
          <text:p/>
        </draw:line>
        <draw:custom-shape draw:style-name="gr8" draw:text-style-name="P3" draw:layer="layout" svg:width="1.112cm" svg:height="0.406cm" svg:x="23.383cm" svg:y="17.1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86cm" svg:y="17.152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Mid-Layers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6.766cm" svg:height="18.963cm" svg:x="-2.286cm" svg:y="3.632cm">
          <draw:image xlink:href="Pictures/1000020100000769000005400DAC0AED25A77D27.png" xlink:type="simple" xlink:show="embed" xlink:actuate="onLoad">
            <text:p/>
          </draw:image>
        </draw:frame>
        <draw:custom-shape draw:style-name="gr4" draw:text-style-name="P3" draw:layer="layout" svg:width="0.406cm" svg:height="0.406cm" svg:x="20.828cm" svg:y="5.842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0.305cm" svg:y="5.842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custom-shape draw:style-name="gr8" draw:text-style-name="P3" draw:layer="layout" svg:width="1.112cm" svg:height="0.406cm" svg:x="23.368cm" svg:y="19.406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845cm" svg:y="19.406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frame draw:style-name="gr3" draw:text-style-name="P2" draw:layer="layout" svg:width="0.952cm" svg:height="0.29cm" svg:x="14.224cm" svg:y="7.772cm">
          <draw:image xlink:href="Pictures/10000000000000240000000BD078D23C0CD0DE62.png" xlink:type="simple" xlink:show="embed" xlink:actuate="onLoad">
            <text:p/>
          </draw:image>
        </draw:frame>
        <draw:frame draw:style-name="gr9" draw:text-style-name="P5" draw:layer="layout" svg:width="0.952cm" svg:height="0.29cm" svg:x="9.398cm" svg:y="9.616cm">
          <draw:image xlink:href="Pictures/10000000000000240000000BD078D23C0CD0DE62.png" xlink:type="simple" xlink:show="embed" xlink:actuate="onLoad">
            <text:p/>
          </draw:image>
        </draw:frame>
        <draw:frame draw:style-name="gr9" draw:text-style-name="P5" draw:layer="layout" svg:width="0.952cm" svg:height="0.29cm" svg:x="9.398cm" svg:y="11.684cm">
          <draw:image xlink:href="Pictures/10000000000000240000000B3671101DA3AD45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Mid-Layer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4.48cm" svg:height="16.917cm" svg:x="-0.203cm" svg:y="3.607cm">
          <draw:image xlink:href="Pictures/10000201000006C7000004AF41D2EDF5647BCBC8.png" xlink:type="simple" xlink:show="embed" xlink:actuate="onLoad">
            <text:p/>
          </draw:image>
        </draw:frame>
        <draw:custom-shape draw:style-name="gr4" draw:text-style-name="P3" draw:layer="layout" svg:width="0.406cm" svg:height="0.406cm" svg:x="20.676cm" svg:y="5.84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6cm" svg:height="0.406cm" svg:x="20.574cm" svg:y="7.722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0.066cm" svg:y="5.842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frame draw:style-name="gr3" draw:text-style-name="P2" draw:layer="layout" svg:width="0.523cm" svg:height="0.438cm" svg:x="20.051cm" svg:y="7.69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draw:custom-shape draw:style-name="gr8" draw:text-style-name="P3" draw:layer="layout" svg:width="1.112cm" svg:height="0.406cm" svg:x="23.018cm" svg:y="19.44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495cm" svg:y="19.408cm">
          <draw:image xlink:href="Pictures/10000B39000006C3000005A9C8E4A834184CC118.svg" xlink:type="simple" xlink:show="embed" xlink:actuate="onLoad">
            <text:p/>
          </draw:image>
          <draw:image xlink:href="Pictures/1000020100000041000000379F500BEC1E1AD02B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Bottom-Layer</text:p>
          </draw:text-box>
        </draw:frame>
        <draw:line draw:style-name="gr2" draw:text-style-name="P2" draw:layer="layout" svg:x1="0cm" svg:y1="3.302cm" svg:x2="28cm" svg:y2="3.302cm">
          <text:p/>
        </draw:lin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1:35:01.845757182</meta:creation-date>
    <meta:generator>LibreOffice/5.1.6.2$Linux_X86_64 LibreOffice_project/10m0$Build-2</meta:generator>
    <dc:date>2018-02-20T15:32:14.597197653</dc:date>
    <meta:editing-duration>PT2H30M34S</meta:editing-duration>
    <meta:editing-cycles>16</meta:editing-cycles>
    <meta:document-statistic meta:object-count="87"/>
  </office:meta>
</office:document-meta>
</file>